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aesentationstabelle" style:family="table">
      <style:table-properties style:width="16.51cm" fo:margin-left="0.016cm" fo:margin-right="-0.526cm" table:align="margins"/>
    </style:style>
    <style:style style:name="Praesentationstabelle.A" style:family="table-column">
      <style:table-column-properties style:column-width="12.674cm" style:rel-column-width="50306*"/>
    </style:style>
    <style:style style:name="Praesentationstabelle.B" style:family="table-column">
      <style:table-column-properties style:column-width="0.529cm" style:rel-column-width="2100*"/>
    </style:style>
    <style:style style:name="Praesentationstabelle.C" style:family="table-column">
      <style:table-column-properties style:column-width="3.307cm" style:rel-column-width="13129*"/>
    </style:style>
    <style:style style:name="Praesentationstabelle.A1" style:family="table-cell">
      <style:table-cell-properties fo:padding-left="0.199cm" fo:padding-right="0cm" fo:padding-top="0cm" fo:padding-bottom="0cm" fo:border="none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514cm" style:rel-column-width="15687*"/>
    </style:style>
    <style:style style:name="Referenztabelle.B" style:family="table-column">
      <style:table-column-properties style:column-width="7.987cm" style:rel-column-width="49848*"/>
    </style:style>
    <style:style style:name="Referenztabelle.A1" style:family="table-cell">
      <style:table-cell-properties fo:padding-left="0cm" fo:padding-right="0.199cm" fo:padding-top="0cm" fo:padding-bottom="0cm" fo:border="none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514cm" style:rel-column-width="8904*"/>
    </style:style>
    <style:style style:name="Betrefftabelle.B" style:family="table-column">
      <style:table-column-properties style:column-width="15.986cm" style:rel-column-width="56631*"/>
    </style:style>
    <style:style style:name="Betrefftabelle.A1" style:family="table-cell">
      <style:table-cell-properties fo:padding-left="0cm" fo:padding-right="0.199cm" fo:padding-top="0cm" fo:padding-bottom="0cm" fo:border="none"/>
    </style:style>
    <style:style style:name="Signaturtabelle" style:family="table">
      <style:table-properties style:width="16cm" table:align="margins"/>
    </style:style>
    <style:style style:name="Signaturtabelle.A" style:family="table-column">
      <style:table-column-properties style:column-width="16cm" style:rel-column-width="65535*"/>
    </style:style>
    <style:style style:name="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officeooo:rsid="00163e26" officeooo:paragraph-rsid="00163e26" style:font-size-asian="8pt" style:font-size-complex="8pt"/>
    </style:style>
    <style:style style:name="P5" style:family="paragraph" style:parent-style-name="Standard">
      <style:paragraph-properties fo:margin-left="0cm" fo:margin-right="0.035cm" fo:line-height="0.406cm" fo:text-align="start" style:justify-single-word="false" fo:text-indent="0cm" style:auto-text-indent="false"/>
      <style:text-properties fo:color="#666666" style:font-name="Arial" fo:font-size="8pt" officeooo:rsid="00253c14" officeooo:paragraph-rsid="00253c14" style:font-size-asian="8pt" style:font-size-complex="8pt"/>
    </style:style>
    <style:style style:name="P6" style:family="paragraph" style:parent-style-name="Standard">
      <style:paragraph-properties fo:margin-left="0cm" fo:margin-right="0.035cm" fo:line-height="0.406cm" fo:text-align="start" style:justify-single-word="false" fo:text-indent="0cm" style:auto-text-indent="false"/>
      <style:text-properties fo:color="#666666" style:font-name="Arial" fo:font-size="8pt" officeooo:rsid="00253c14" officeooo:paragraph-rsid="001b222e" style:font-size-asian="8pt" style:font-size-complex="8pt"/>
    </style:style>
    <style:style style:name="P7" style:family="paragraph" style:parent-style-name="Standard">
      <style:paragraph-properties fo:margin-left="0cm" fo:margin-right="0.035cm" fo:line-height="0.406cm" fo:text-align="start" style:justify-single-word="false" fo:text-indent="0cm" style:auto-text-indent="false"/>
      <style:text-properties fo:color="#666666" style:font-name="Arial" fo:font-size="8pt" fo:font-weight="normal" officeooo:rsid="00253c14" officeooo:paragraph-rsid="0019b56e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officeooo:rsid="000c8728" officeooo:paragraph-rsid="000c8728"/>
    </style:style>
    <style:style style:name="P11" style:family="paragraph" style:parent-style-name="Standard">
      <style:text-properties style:font-name="Arial1" officeooo:paragraph-rsid="000ad5b0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Standard">
      <style:paragraph-properties fo:margin-left="0cm" fo:margin-right="0.035cm" fo:line-height="0.406cm" fo:text-align="start" style:justify-single-word="false" fo:text-indent="0cm" style:auto-text-indent="false"/>
      <style:text-properties fo:color="#666666" style:font-name="Arial" fo:font-size="8pt" officeooo:rsid="00253c14" officeooo:paragraph-rsid="001b222e" style:font-size-asian="8pt" style:font-size-complex="8pt"/>
    </style:style>
    <style:style style:name="P14" style:family="paragraph">
      <style:paragraph-properties fo:text-align="center"/>
    </style:style>
    <style:style style:name="P15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b222e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4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9"/>
          </table:table-cell>
        </table:table-row>
        <table:table-row>
          <table:table-cell office:value-type="string">
            <text:p text:style-name="P9"/>
          </table:table-cell>
        </table:table-row>
        <table:table-row>
          <table:table-cell office:value-type="string">
            <text:p text:style-name="P9"/>
          </table:table-cell>
        </table:table-row>
        <table:table-row>
          <table:table-cell office:value-type="string">
            <text:p text:style-name="P9"/>
          </table:table-cell>
        </table:table-row>
        <table:table-row>
          <table:table-cell office:value-type="string">
            <text:p text:style-name="P9"/>
          </table:table-cell>
        </table:table-row>
      </table:table>
      <table:table table:name="Praesentationstabelle" table:style-name="Praesentationstabelle">
        <table:table-column table:style-name="Praesentationstabelle.A"/>
        <table:table-column table:style-name="Praesentationstabelle.B"/>
        <table:table-column table:style-name="Praesentationstabelle.C"/>
        <table:table-row>
          <table:table-cell table:style-name="Praesentationstabelle.A1" office:value-type="string">
            <text:p text:style-name="P9"/>
          </table:table-cell>
          <table:table-cell table:style-name="Praesentationstabelle.A1" office:value-type="string">
            <text:p text:style-name="P9"><draw:rect text:anchor-type="paragraph" draw:z-index="1" draw:style-name="gr2" draw:text-style-name="P14" svg:width="0.385cm" svg:height="0.384cm" svg:x="-0.101cm" svg:y="0.049cm"><text:p/></draw:rect></text:p>
          </table:table-cell>
          <table:table-cell table:style-name="Praesentationstabelle.A1" office:value-type="string">
            <text:p text:style-name="P5">Zum Verbleib</text:p>
          </table:table-cell>
        </table:table-row>
        <table:table-row>
          <table:table-cell table:style-name="Praesentationstabelle.A1" office:value-type="string">
            <text:p text:style-name="P9"/>
          </table:table-cell>
          <table:table-cell table:style-name="Praesentationstabelle.A1" office:value-type="string">
            <text:p text:style-name="P9"><draw:rect text:anchor-type="paragraph" draw:z-index="2" draw:style-name="gr2" draw:text-style-name="P14" svg:width="0.385cm" svg:height="0.384cm" svg:x="-0.101cm" svg:y="0.049cm"><text:p/></draw:rect></text:p>
          </table:table-cell>
          <table:table-cell table:style-name="Praesentationstabelle.A1" office:value-type="string">
            <text:p text:style-name="P7">Zur Erledigung</text:p>
          </table:table-cell>
        </table:table-row>
        <table:table-row>
          <table:table-cell table:style-name="Praesentationstabelle.A1" office:value-type="string">
            <text:p text:style-name="P9"/>
          </table:table-cell>
          <table:table-cell table:style-name="Praesentationstabelle.A1" office:value-type="string">
            <text:p text:style-name="P9"><draw:rect text:anchor-type="paragraph" draw:z-index="3" draw:style-name="gr2" draw:text-style-name="P14" svg:width="0.385cm" svg:height="0.384cm" svg:x="-0.101cm" svg:y="0.049cm"><text:p/></draw:rect></text:p>
          </table:table-cell>
          <table:table-cell table:style-name="Praesentationstabelle.A1" office:value-type="string">
            <text:p text:style-name="P5">Zur Stellungnahme</text:p>
          </table:table-cell>
        </table:table-row>
        <table:table-row>
          <table:table-cell table:style-name="Praesentationstabelle.A1" office:value-type="string">
            <text:p text:style-name="P9"><draw:frame text:anchor-type="paragraph" draw:z-index="10" draw:style-name="gr4" draw:text-style-name="P15" svg:width="3.97cm" svg:height="0.795cm" svg:x="0.141cm" svg:y="0.159cm"><draw:text-box><text:p><text:span text:style-name="T2">Kurzmitteilung</text:span></text:p></draw:text-box></draw:frame></text:p>
          </table:table-cell>
          <table:table-cell table:style-name="Praesentationstabelle.A1" office:value-type="string">
            <text:p text:style-name="P9"><draw:rect text:anchor-type="paragraph" draw:z-index="4" draw:style-name="gr2" draw:text-style-name="P14" svg:width="0.385cm" svg:height="0.384cm" svg:x="-0.101cm" svg:y="0.049cm"><text:p/></draw:rect></text:p>
          </table:table-cell>
          <table:table-cell table:style-name="Praesentationstabelle.A1" office:value-type="string">
            <text:p text:style-name="P6">Bitte um Zustimmung</text:p>
          </table:table-cell>
        </table:table-row>
        <table:table-row>
          <table:table-cell table:style-name="Praesentationstabelle.A1" office:value-type="string">
            <text:p text:style-name="P9"/>
          </table:table-cell>
          <table:table-cell table:style-name="Praesentationstabelle.A1" office:value-type="string">
            <text:p text:style-name="P9"><draw:rect text:anchor-type="paragraph" draw:z-index="5" draw:style-name="gr2" draw:text-style-name="P14" svg:width="0.385cm" svg:height="0.384cm" svg:x="-0.101cm" svg:y="0.049cm"><text:p/></draw:rect></text:p>
          </table:table-cell>
          <table:table-cell table:style-name="Praesentationstabelle.A1" office:value-type="string">
            <text:p text:style-name="P6">Bitte um <text:span text:style-name="T1">Anruf</text:span></text:p>
          </table:table-cell>
        </table:table-row>
        <table:table-row>
          <table:table-cell table:style-name="Praesentationstabelle.A1" office:value-type="string">
            <text:p text:style-name="P9"/>
          </table:table-cell>
          <table:table-cell table:style-name="Praesentationstabelle.A1" office:value-type="string">
            <text:p text:style-name="P9"><draw:rect text:anchor-type="paragraph" draw:z-index="6" draw:style-name="gr2" draw:text-style-name="P14" svg:width="0.385cm" svg:height="0.384cm" svg:x="-0.101cm" svg:y="0.049cm"><text:p/></draw:rect></text:p>
          </table:table-cell>
          <table:table-cell table:style-name="Praesentationstabelle.A1" office:value-type="string">
            <text:p text:style-name="P6">Bitte um Rücksprache</text:p>
          </table:table-cell>
        </table:table-row>
        <table:table-row>
          <table:table-cell table:style-name="Praesentationstabelle.A1" office:value-type="string">
            <text:p text:style-name="P9"/>
          </table:table-cell>
          <table:table-cell table:style-name="Praesentationstabelle.A1" office:value-type="string">
            <text:p text:style-name="P9"><draw:rect text:anchor-type="paragraph" draw:z-index="7" draw:style-name="gr2" draw:text-style-name="P14" svg:width="0.385cm" svg:height="0.384cm" svg:x="-0.101cm" svg:y="0.049cm"><text:p/></draw:rect></text:p>
          </table:table-cell>
          <table:table-cell table:style-name="Praesentationstabelle.A1" office:value-type="string">
            <text:p text:style-name="P6">Bitte um Rückgabe</text:p>
          </table:table-cell>
        </table:table-row>
        <table:table-row>
          <table:table-cell table:style-name="Praesentationstabelle.A1" office:value-type="string">
            <text:p text:style-name="P9"/>
          </table:table-cell>
          <table:table-cell table:style-name="Praesentationstabelle.A1" office:value-type="string">
            <text:p text:style-name="P9"><draw:rect text:anchor-type="paragraph" draw:z-index="8" draw:style-name="gr2" draw:text-style-name="P14" svg:width="0.385cm" svg:height="0.384cm" svg:x="-0.101cm" svg:y="0.049cm"><text:p/></draw:rect></text:p>
          </table:table-cell>
          <table:table-cell table:style-name="Praesentationstabelle.A1" office:value-type="string">
            <text:p text:style-name="P6">Mit Dank zurück</text:p>
          </table:table-cell>
        </table:table-row>
        <table:table-row>
          <table:table-cell table:style-name="Praesentationstabelle.A1" office:value-type="string">
            <text:p text:style-name="P9"/>
          </table:table-cell>
          <table:table-cell table:style-name="Praesentationstabelle.A1" office:value-type="string">
            <text:p text:style-name="P9"><draw:line text:anchor-type="paragraph" draw:z-index="9" draw:style-name="gr3" draw:text-style-name="P14" svg:x1="-0.101cm" svg:y1="0.409cm" svg:x2="0.259cm" svg:y2="0.409cm"><text:p/></draw:line></text:p>
          </table:table-cell>
          <table:table-cell table:style-name="Praesentationstabelle.A1" office:value-type="string">
            <text:p text:style-name="P6">Anlage(n)</text:p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row>
          <table:table-cell table:style-name="Referenztabelle.A1" office:value-type="string">
            <text:p text:style-name="P4"/>
          </table:table-cell>
          <table:table-cell table:style-name="Referenztabelle.A1" office:value-type="string">
            <text:p text:style-name="P9"/>
          </table:table-cell>
        </table:table-row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9"/>
          </table:table-cell>
        </table:table-row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9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row>
          <table:table-cell table:style-name="Betrefftabelle.A1" office:value-type="string">
            <text:p text:style-name="P3"/>
          </table:table-cell>
          <table:table-cell office:value-type="string">
            <text:p text:style-name="P9"/>
          </table:table-cell>
        </table:table-row>
        <table:table-row>
          <table:table-cell table:style-name="Betrefftabelle.A1" office:value-type="string">
            <text:p text:style-name="P3"/>
          </table:table-cell>
          <table:table-cell office:value-type="string">
            <text:p text:style-name="P10"/>
          </table:table-cell>
        </table:table-row>
      </table:table>
      <text:p text:style-name="P12"/>
      <table:table table:name="Signaturtabelle" table:style-name="Signaturtabelle">
        <table:table-column table:style-name="Signaturtabelle.A"/>
        <table:table-row>
          <table:table-cell office:value-type="string">
            <text:p text:style-name="P9"/>
          </table:table-cell>
        </table:table-row>
        <table:table-row>
          <table:table-cell office:value-type="string">
            <text:p text:style-name="P9"/>
          </table:table-cell>
        </table:table-row>
        <table:table-row>
          <table:table-cell office:value-type="string">
            <text:p text:style-name="P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1cm" fo:margin-left="-2.701cm" fo:margin-right="0cm" table:align="margins" style:shadow="none"/>
    </style:style>
    <style:style style:name="Footertabelle.A" style:family="table-column">
      <style:table-column-properties style:column-width="2.499cm" style:rel-column-width="8759*"/>
    </style:style>
    <style:style style:name="Footertabelle.B" style:family="table-column">
      <style:table-column-properties style:column-width="0.199cm" style:rel-column-width="698*"/>
    </style:style>
    <style:style style:name="Footertabelle.C" style:family="table-column">
      <style:table-column-properties style:column-width="16.002cm" style:rel-column-width="56078*"/>
    </style:style>
    <style:style style:name="Footertabelle.1" style:family="table-row">
      <style:table-row-properties style:min-row-height="0.132cm"/>
    </style:style>
    <style:style style:name="Footertabelle.A1" style:family="table-cell">
      <style:table-cell-properties fo:padding-left="0.199cm" fo:padding-right="0cm" fo:padding-top="0cm" fo:padding-bottom="0cm" fo:border="none"/>
    </style:style>
    <style:style style:name="Footertabelle.C1" style:family="table-cell">
      <style:table-cell-properties fo:background-color="transparent" fo:padding-left="0.199cm" fo:padding-right="0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column table:style-name="Footertabelle.C"/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  <table:table-cell table:style-name="Footertabelle.C1" office:value-type="string">
              <text:p text:style-name="MP2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  <table:table-cell table:style-name="Footertabelle.A1" office:value-type="string">
              <text:p text:style-name="MP2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  <table:table-cell table:style-name="Footertabelle.A1" office:value-type="string">
              <text:p text:style-name="MP2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  <table:table-cell table:style-name="Footertabelle.A1" office:value-type="string">
              <text:p text:style-name="MP2"/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4-01-24T08:06:11.39">24.01.14</text:date></text:p>
        <text:p text:style-name="Header"><text:page-number text:select-page="current"/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4-01-24T08:06:11.35</dc:date>
    <meta:editing-duration>PT5H6M10S</meta:editing-duration>
    <meta:editing-cycles>67</meta:editing-cycles>
    <meta:generator>LibreOffice/4.0.0.3$Windows_x86 LibreOffice_project/7545bee9c2a0782548772a21bc84a9dcc583b89</meta:generator>
    <meta:printed-by>Dieter Apel</meta:printed-by>
    <meta:print-date>2010-11-25T07:39:35.96</meta:print-date>
    <meta:document-statistic meta:table-count="7" meta:image-count="0" meta:object-count="0" meta:page-count="1" meta:paragraph-count="12" meta:word-count="25" meta:character-count="154" meta:non-whitespace-character-count="141"/>
  </office:meta>
</office:document-meta>
</file>